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style:border-line-width-bottom="0.0008in 0.0138in 0.0008in" fo:padding="0.0291in" fo:border-left="none" fo:border-right="none" fo:border-top="none" fo:border-bottom="0.06pt double #000000" style:join-border="false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Material para reunião terça com Chu</text:span></text:p>
      <text:p text:style-name="Standard">Terça-feira, 09/12/2014</text:p>
      <text:p text:style-name="Standard">*) Artigos em andamento.</text:p>
      <text:p text:style-name="Standard">*) Metade das dedicações com ações em nossas redes e implementações.</text:p>
      <text:p text:style-name="Standard">*) Qualificação.</text:p>
      <text:p text:style-name="P1">*) Disciplina de música? Infraestrutura do estúdio?</text:p>
      <text:p text:style-name="Standard">Sobre os artigos, posso focar neles e tentar doutorar com os artigos, conforme novo regulamento. Seria importante conseguir incluir os resultados práticos. Talvez escrever ensaios sobre eles? Existe um adianto no uso de redes complexas e processamento de linguagem natural para navegação e aproveitamento das redes sociais por indivíduos. O arcabouço está concretizado com provas de conceito e integração de dados via RDF. Conseguimos programadores para implementar interfaces e expansões? Aproveitamos Participa.br ou desacoplamos da plataforma federal? Caminhamos na direção de dashboards e visualizações dos grafos para processos participativos?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 Fabbri</meta:initial-creator>
    <meta:creation-date>2014-12-08T01:34:50</meta:creation-date>
    <dc:date>2014-12-08T01:55:26</dc:date>
    <dc:creator>R Fabbri</dc:creator>
    <meta:editing-duration>PT5M26S</meta:editing-duration>
    <meta:editing-cycles>4</meta:editing-cycles>
    <meta:generator>LibreOffice/3.5$Linux_X86_64 LibreOffice_project/350m1$Build-2</meta:generator>
    <meta:document-statistic meta:table-count="0" meta:image-count="0" meta:object-count="0" meta:page-count="1" meta:paragraph-count="7" meta:word-count="121" meta:character-count="865" meta:non-whitespace-character-count="751"/>
  </office:meta>
</office:document-meta>
</file>